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name-complex="Arial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Header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variable-decls>
        <text:variable-decl office:value-type="string" text:name="Semestre"/>
        <text:variable-decl office:value-type="string" text:name="Cadeira"/>
        <text:variable-decl office:value-type="string" text:name="Anolectiv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 1</text:p>
      <text:p text:style-name="P3"/>
      <text:p text:style-name="P2">O valor actual líquido de um projecto de investimento calculado para uma taxa de actualização é de 59.700. a taxa interna de rendibilidade do projecto é de 12%. Sabendo que a duração de vida do projecto é de 5 anos e que os fluxos anuais de tesouraria são iguais, determinar o montante de capital investido e dos fluxos de tesouraria.</text:p>
      <text:p text:style-name="P2"/>
      <text:p text:style-name="P2">Resolução:</text:p>
      <text:p text:style-name="P2">VAL <text:s/>= 59700</text:p>
      <text:p text:style-name="P2">TIR <text:s/>= <text:s/>12%</text:p>
      <text:p text:style-name="P2">Projecto a 5 anos</text:p>
      <text:p text:style-name="P2">Taxa de Actualização = 10%</text:p>
      <text:p text:style-name="P2"/>
      <text:p text:style-name="P2"><draw:frame draw:style-name="fr1" draw:name="Object1" text:anchor-type="as-char" svg:width="15.496cm" svg:height="11.49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Nota: A diferença para o valor do professor está nos arredondamentos à 4 casa decimal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6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6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2p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variable-decls>
          <text:variable-decl office:value-type="string" text:name="Cadeira"/>
          <text:variable-decl office:value-type="string" text:name="Semestre"/>
        </text:variable-decls>
        <text:p text:style-name="MP1">Licenciatura Informática e Computadores :: Semestre <text:variable-set text:name="Semestre" office:value-type="string">IV</text:variable-set>:: <text:variable-set text:name="Cadeira" office:value-type="string">EGP</text:variable-set></text:p>
      </style:header>
      <style:footer>
        <text:variable-decls>
          <text:variable-decl office:value-type="string" text:name="Anolectivo"/>
          <text:variable-decl office:value-type="string" text:name="Semestre"/>
        </text:variable-decls>
        <text:p text:style-name="MP2">Nuno Cancelo :: 31401 :: ISEL :: Semestre <text:variable-set text:name="Semestre" office:value-type="string">IV</text:variable-set> :: Ano Lectivo <text:variable-set text:name="Anolectivo" office:value-type="string">2009/2010</text:variable-s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Cancelo</meta:initial-creator>
    <meta:creation-date>2010-05-23T17:15:55</meta:creation-date>
    <dc:date>2010-05-23T17:43:27</dc:date>
    <dc:creator>Nuno Cancelo</dc:creator>
    <meta:editing-duration>PT00H14M12S</meta:editing-duration>
    <meta:editing-cycles>2</meta:editing-cycles>
    <meta:generator>OpenOffice.org/3.1$Linux OpenOffice.org_project/310m19$Build-9420</meta:generator>
    <meta:document-statistic meta:table-count="0" meta:image-count="0" meta:object-count="1" meta:page-count="1" meta:paragraph-count="11" meta:word-count="114" meta:character-count="63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o math:stretchy="true">{</math:mo>
              <math:mtable>
                <math:mtr>
                  <math:mrow>
                    <math:mi math:fontstyle="italic">VAL</math:mi>
                    <math:mo math:stretchy="false">=</math:mo>
                    <math:mn>0</math:mn>
                  </math:mrow>
                </math:mtr>
                <math:mtr>
                  <math:mrow>
                    <math:mi math:fontstyle="italic">VAL</math:mi>
                    <math:mo math:stretchy="false">=</math:mo>
                    <math:mn>59700</math:mn>
                  </math:mrow>
                </math:mtr>
              </math:mtable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row>
              <math:mo math:stretchy="true">{</math:mo>
              <math:mtable>
                <math:mtr>
                  <math:mrow>
                    <math:mrow>
                      <math:msub>
                        <math:mi>I</math:mi>
                        <math:mn>0</math:mn>
                      </math:msub>
                      <math:mo math:stretchy="false">+</math:mo>
                      <math:mrow>
                        <math:mi math:fontstyle="italic">CF</math:mi>
                        <math:mo math:stretchy="false">∗</math:mo>
                        <math:mfenced math:open="" math:close="">
                          <math:mrow>
                            <math:mrow>
                              <math:mrow>
                                <math:mrow>
                                  <math:mrow>
                                    <math:mfrac>
                                      <math:mn>1</math:mn>
                                      <math:mrow>
                                        <math:mrow>
                                          <math:mo math:stretchy="false">(</math:mo>
                                          <math:mrow>
                                            <math:mn>1</math:mn>
                                            <math:mo math:stretchy="false">+</math:mo>
                                            <math:mi>i</math:mi>
                                          </math:mrow>
                                          <math:mo math:stretchy="false">)</math:mo>
                                        </math:mrow>
                                        <math:mn>¹</math:mn>
                                      </math:mrow>
                                    </math:mfrac>
                                    <math:mo math:stretchy="false">+</math:mo>
                                    <math:mfrac>
                                      <math:mn>1</math:mn>
                                      <math:mrow>
                                        <math:mrow>
                                          <math:mo math:stretchy="false">(</math:mo>
                                          <math:mrow>
                                            <math:mn>1</math:mn>
                                            <math:mo math:stretchy="false">+</math:mo>
                                            <math:mi>i</math:mi>
                                          </math:mrow>
                                          <math:mo math:stretchy="false">)</math:mo>
                                        </math:mrow>
                                        <math:mn>²</math:mn>
                                      </math:mrow>
                                    </math:mfrac>
                                  </math:mrow>
                                  <math:mo math:stretchy="false">+</math:mo>
                                  <math:mfrac>
                                    <math:mn>1</math:mn>
                                    <math:mrow>
                                      <math:mrow>
                                        <math:mo math:stretchy="false">(</math:mo>
                                        <math:mrow>
                                          <math:mn>1</math:mn>
                                          <math:mo math:stretchy="false">+</math:mo>
                                          <math:mi>i</math:mi>
                                        </math:mrow>
                                        <math:mo math:stretchy="false">)</math:mo>
                                      </math:mrow>
                                      <math:mn>³</math:mn>
                                    </math:mrow>
                                  </math:mfrac>
                                </math:mrow>
                                <math:mo math:stretchy="false">+</math:mo>
                                <math:mfrac>
                                  <math:mn>1</math:mn>
                                  <math:mrow>
                                    <math:mrow>
                                      <math:mo math:stretchy="false">(</math:mo>
                                      <math:mrow>
                                        <math:mn>1</math:mn>
                                        <math:mo math:stretchy="false">+</math:mo>
                                        <math:mi>i</math:mi>
                                      </math:mrow>
                                      <math:mo math:stretchy="false">)</math:mo>
                                    </math:mrow>
                                    <math:mn>⁴</math:mn>
                                  </math:mrow>
                                </math:mfrac>
                              </math:mrow>
                              <math:mo math:stretchy="false">+</math:mo>
                              <math:mfrac>
                                <math:mn>1</math:mn>
                                <math:mrow>
                                  <math:mrow>
                                    <math:mo math:stretchy="false">(</math:mo>
                                    <math:mrow>
                                      <math:mn>1</math:mn>
                                      <math:mo math:stretchy="false">+</math:mo>
                                      <math:mi>i</math:mi>
                                    </math:mrow>
                                    <math:mo math:stretchy="false">)</math:mo>
                                  </math:mrow>
                                  <math:mn>⁵</math:mn>
                                </math:mrow>
                              </math:mfrac>
                            </math:mrow>
                          </math:mrow>
                        </math:mfenced>
                      </math:mrow>
                    </math:mrow>
                    <math:mo math:stretchy="false">=</math:mo>
                    <math:mn>0</math:mn>
                  </math:mrow>
                </math:mtr>
                <math:mtr>
                  <math:mrow>
                    <math:mrow>
                      <math:msub>
                        <math:mi>I</math:mi>
                        <math:mn>0</math:mn>
                      </math:msub>
                      <math:mo math:stretchy="false">+</math:mo>
                      <math:mrow>
                        <math:mi math:fontstyle="italic">CF</math:mi>
                        <math:mo math:stretchy="false">∗</math:mo>
                        <math:mfenced math:open="" math:close="">
                          <math:mrow>
                            <math:mrow>
                              <math:mrow>
                                <math:mrow>
                                  <math:mrow>
                                    <math:mfrac>
                                      <math:mn>1</math:mn>
                                      <math:mrow>
                                        <math:mrow>
                                          <math:mo math:stretchy="false">(</math:mo>
                                          <math:mrow>
                                            <math:mn>1</math:mn>
                                            <math:mo math:stretchy="false">+</math:mo>
                                            <math:mi>i</math:mi>
                                          </math:mrow>
                                          <math:mo math:stretchy="false">)</math:mo>
                                        </math:mrow>
                                        <math:mn>¹</math:mn>
                                      </math:mrow>
                                    </math:mfrac>
                                    <math:mo math:stretchy="false">+</math:mo>
                                    <math:mfrac>
                                      <math:mn>1</math:mn>
                                      <math:mrow>
                                        <math:mrow>
                                          <math:mo math:stretchy="false">(</math:mo>
                                          <math:mrow>
                                            <math:mn>1</math:mn>
                                            <math:mo math:stretchy="false">+</math:mo>
                                            <math:mi>i</math:mi>
                                          </math:mrow>
                                          <math:mo math:stretchy="false">)</math:mo>
                                        </math:mrow>
                                        <math:mn>²</math:mn>
                                      </math:mrow>
                                    </math:mfrac>
                                  </math:mrow>
                                  <math:mo math:stretchy="false">+</math:mo>
                                  <math:mfrac>
                                    <math:mn>1</math:mn>
                                    <math:mrow>
                                      <math:mrow>
                                        <math:mo math:stretchy="false">(</math:mo>
                                        <math:mrow>
                                          <math:mn>1</math:mn>
                                          <math:mo math:stretchy="false">+</math:mo>
                                          <math:mi>i</math:mi>
                                        </math:mrow>
                                        <math:mo math:stretchy="false">)</math:mo>
                                      </math:mrow>
                                      <math:mn>³</math:mn>
                                    </math:mrow>
                                  </math:mfrac>
                                </math:mrow>
                                <math:mo math:stretchy="false">+</math:mo>
                                <math:mfrac>
                                  <math:mn>1</math:mn>
                                  <math:mrow>
                                    <math:mrow>
                                      <math:mo math:stretchy="false">(</math:mo>
                                      <math:mrow>
                                        <math:mn>1</math:mn>
                                        <math:mo math:stretchy="false">+</math:mo>
                                        <math:mi>i</math:mi>
                                      </math:mrow>
                                      <math:mo math:stretchy="false">)</math:mo>
                                    </math:mrow>
                                    <math:mn>⁴</math:mn>
                                  </math:mrow>
                                </math:mfrac>
                              </math:mrow>
                              <math:mo math:stretchy="false">+</math:mo>
                              <math:mfrac>
                                <math:mn>1</math:mn>
                                <math:mrow>
                                  <math:mrow>
                                    <math:mo math:stretchy="false">(</math:mo>
                                    <math:mrow>
                                      <math:mn>1</math:mn>
                                      <math:mo math:stretchy="false">+</math:mo>
                                      <math:mi>i</math:mi>
                                    </math:mrow>
                                    <math:mo math:stretchy="false">)</math:mo>
                                  </math:mrow>
                                  <math:mn>⁵</math:mn>
                                </math:mrow>
                              </math:mfrac>
                            </math:mrow>
                          </math:mrow>
                        </math:mfenced>
                      </math:mrow>
                    </math:mrow>
                    <math:mo math:stretchy="false">=</math:mo>
                    <math:mn>59700</math:mn>
                  </math:mrow>
                </math:mtr>
              </math:mtable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row>
              <math:mo math:stretchy="true">{</math:mo>
              <math:mtable>
                <math:mtr>
                  <math:mrow>
                    <math:mrow>
                      <math:msub>
                        <math:mi>I</math:mi>
                        <math:mn>0</math:mn>
                      </math:msub>
                      <math:mo math:stretchy="false">+</math:mo>
                      <math:mrow>
                        <math:mi math:fontstyle="italic">CF</math:mi>
                        <math:mo math:stretchy="false">∗</math:mo>
                        <math:mfenced math:open="" math:close="">
                          <math:mrow>
                            <math:mrow>
                              <math:mrow>
                                <math:mrow>
                                  <math:mrow>
                                    <math:mfrac>
                                      <math:mn>1</math:mn>
                                      <math:mrow>
                                        <math:mrow>
                                          <math:mo math:stretchy="false">(</math:mo>
                                          <math:mrow>
                                            <math:mn>1</math:mn>
                                            <math:mo math:stretchy="false">+</math:mo>
                                            <math:mn>0.12</math:mn>
                                          </math:mrow>
                                          <math:mo math:stretchy="false">)</math:mo>
                                        </math:mrow>
                                        <math:mn>¹</math:mn>
                                      </math:mrow>
                                    </math:mfrac>
                                    <math:mo math:stretchy="false">+</math:mo>
                                    <math:mfrac>
                                      <math:mn>1</math:mn>
                                      <math:mrow>
                                        <math:mrow>
                                          <math:mo math:stretchy="false">(</math:mo>
                                          <math:mrow>
                                            <math:mn>1</math:mn>
                                            <math:mo math:stretchy="false">+</math:mo>
                                            <math:mn>0.12</math:mn>
                                          </math:mrow>
                                          <math:mo math:stretchy="false">)</math:mo>
                                        </math:mrow>
                                        <math:mn>²</math:mn>
                                      </math:mrow>
                                    </math:mfrac>
                                  </math:mrow>
                                  <math:mo math:stretchy="false">+</math:mo>
                                  <math:mfrac>
                                    <math:mn>1</math:mn>
                                    <math:mrow>
                                      <math:mrow>
                                        <math:mo math:stretchy="false">(</math:mo>
                                        <math:mrow>
                                          <math:mn>1</math:mn>
                                          <math:mo math:stretchy="false">+</math:mo>
                                          <math:mn>0.12</math:mn>
                                        </math:mrow>
                                        <math:mo math:stretchy="false">)</math:mo>
                                      </math:mrow>
                                      <math:mn>³</math:mn>
                                    </math:mrow>
                                  </math:mfrac>
                                </math:mrow>
                                <math:mo math:stretchy="false">+</math:mo>
                                <math:mfrac>
                                  <math:mn>1</math:mn>
                                  <math:mrow>
                                    <math:mrow>
                                      <math:mo math:stretchy="false">(</math:mo>
                                      <math:mrow>
                                        <math:mn>1</math:mn>
                                        <math:mo math:stretchy="false">+</math:mo>
                                        <math:mn>0.12</math:mn>
                                      </math:mrow>
                                      <math:mo math:stretchy="false">)</math:mo>
                                    </math:mrow>
                                    <math:mn>⁴</math:mn>
                                  </math:mrow>
                                </math:mfrac>
                              </math:mrow>
                              <math:mo math:stretchy="false">+</math:mo>
                              <math:mfrac>
                                <math:mn>1</math:mn>
                                <math:mrow>
                                  <math:mrow>
                                    <math:mo math:stretchy="false">(</math:mo>
                                    <math:mrow>
                                      <math:mn>1</math:mn>
                                      <math:mo math:stretchy="false">+</math:mo>
                                      <math:mn>0.12</math:mn>
                                    </math:mrow>
                                    <math:mo math:stretchy="false">)</math:mo>
                                  </math:mrow>
                                  <math:mn>⁵</math:mn>
                                </math:mrow>
                              </math:mfrac>
                            </math:mrow>
                          </math:mrow>
                        </math:mfenced>
                      </math:mrow>
                    </math:mrow>
                    <math:mo math:stretchy="false">=</math:mo>
                    <math:mn>0</math:mn>
                  </math:mrow>
                </math:mtr>
                <math:mtr>
                  <math:mrow>
                    <math:mrow>
                      <math:msub>
                        <math:mi>I</math:mi>
                        <math:mn>0</math:mn>
                      </math:msub>
                      <math:mo math:stretchy="false">+</math:mo>
                      <math:mrow>
                        <math:mi math:fontstyle="italic">CF</math:mi>
                        <math:mo math:stretchy="false">∗</math:mo>
                        <math:mfenced math:open="" math:close="">
                          <math:mrow>
                            <math:mrow>
                              <math:mrow>
                                <math:mrow>
                                  <math:mrow>
                                    <math:mfrac>
                                      <math:mn>1</math:mn>
                                      <math:mrow>
                                        <math:mrow>
                                          <math:mo math:stretchy="false">(</math:mo>
                                          <math:mrow>
                                            <math:mn>1</math:mn>
                                            <math:mo math:stretchy="false">+</math:mo>
                                            <math:mn>0.10</math:mn>
                                          </math:mrow>
                                          <math:mo math:stretchy="false">)</math:mo>
                                        </math:mrow>
                                        <math:mn>¹</math:mn>
                                      </math:mrow>
                                    </math:mfrac>
                                    <math:mo math:stretchy="false">+</math:mo>
                                    <math:mfrac>
                                      <math:mn>1</math:mn>
                                      <math:mrow>
                                        <math:mrow>
                                          <math:mo math:stretchy="false">(</math:mo>
                                          <math:mrow>
                                            <math:mn>1</math:mn>
                                            <math:mo math:stretchy="false">+</math:mo>
                                            <math:mn>0.10</math:mn>
                                          </math:mrow>
                                          <math:mo math:stretchy="false">)</math:mo>
                                        </math:mrow>
                                        <math:mn>²</math:mn>
                                      </math:mrow>
                                    </math:mfrac>
                                  </math:mrow>
                                  <math:mo math:stretchy="false">+</math:mo>
                                  <math:mfrac>
                                    <math:mn>1</math:mn>
                                    <math:mrow>
                                      <math:mrow>
                                        <math:mo math:stretchy="false">(</math:mo>
                                        <math:mrow>
                                          <math:mn>1</math:mn>
                                          <math:mo math:stretchy="false">+</math:mo>
                                          <math:mn>0.10</math:mn>
                                        </math:mrow>
                                        <math:mo math:stretchy="false">)</math:mo>
                                      </math:mrow>
                                      <math:mn>³</math:mn>
                                    </math:mrow>
                                  </math:mfrac>
                                </math:mrow>
                                <math:mo math:stretchy="false">+</math:mo>
                                <math:mfrac>
                                  <math:mn>1</math:mn>
                                  <math:mrow>
                                    <math:mrow>
                                      <math:mo math:stretchy="false">(</math:mo>
                                      <math:mrow>
                                        <math:mn>1</math:mn>
                                        <math:mo math:stretchy="false">+</math:mo>
                                        <math:mn>0.10</math:mn>
                                      </math:mrow>
                                      <math:mo math:stretchy="false">)</math:mo>
                                    </math:mrow>
                                    <math:mn>⁴</math:mn>
                                  </math:mrow>
                                </math:mfrac>
                              </math:mrow>
                              <math:mo math:stretchy="false">+</math:mo>
                              <math:mfrac>
                                <math:mn>1</math:mn>
                                <math:mrow>
                                  <math:mrow>
                                    <math:mo math:stretchy="false">(</math:mo>
                                    <math:mrow>
                                      <math:mn>1</math:mn>
                                      <math:mo math:stretchy="false">+</math:mo>
                                      <math:mn>0.10</math:mn>
                                    </math:mrow>
                                    <math:mo math:stretchy="false">)</math:mo>
                                  </math:mrow>
                                  <math:mn>⁵</math:mn>
                                </math:mrow>
                              </math:mfrac>
                            </math:mrow>
                          </math:mrow>
                        </math:mfenced>
                      </math:mrow>
                    </math:mrow>
                    <math:mo math:stretchy="false">=</math:mo>
                    <math:mn>59700</math:mn>
                  </math:mrow>
                </math:mtr>
              </math:mtable>
            </math:mrow>
          </math:mrow>
        </math:mrow>
      </math:mtr>
      <math:mtr>
        <math:mrow>
          <math:mrow>
            <math:mo math:stretchy="false">⇔</math:mo>
            <math:mrow>
              <math:mo math:stretchy="true">{</math:mo>
              <math:mtable>
                <math:mtr>
                  <math:mrow>
                    <math:mrow>
                      <math:msub>
                        <math:mi>I</math:mi>
                        <math:mn>0</math:mn>
                      </math:msub>
                      <math:mo math:stretchy="false">+</math:mo>
                      <math:mrow>
                        <math:mi math:fontstyle="italic">CF</math:mi>
                        <math:mo math:stretchy="false">∗</math:mo>
                        <math:mfenced math:open="" math:close="">
                          <math:mrow>
                            <math:mrow>
                              <math:mrow>
                                <math:mrow>
                                  <math:mrow>
                                    <math:mfrac>
                                      <math:mn>1</math:mn>
                                      <math:mn>1.12</math:mn>
                                    </math:mfrac>
                                    <math:mo math:stretchy="false">+</math:mo>
                                    <math:mfrac>
                                      <math:mn>1</math:mn>
                                      <math:mn>1.2544</math:mn>
                                    </math:mfrac>
                                  </math:mrow>
                                  <math:mo math:stretchy="false">+</math:mo>
                                  <math:mfrac>
                                    <math:mn>1</math:mn>
                                    <math:mn>1.4049</math:mn>
                                  </math:mfrac>
                                </math:mrow>
                                <math:mo math:stretchy="false">+</math:mo>
                                <math:mfrac>
                                  <math:mn>1</math:mn>
                                  <math:mn>1.5735</math:mn>
                                </math:mfrac>
                              </math:mrow>
                              <math:mo math:stretchy="false">+</math:mo>
                              <math:mfrac>
                                <math:mn>1</math:mn>
                                <math:mn>1.7623</math:mn>
                              </math:mfrac>
                            </math:mrow>
                          </math:mrow>
                        </math:mfenced>
                      </math:mrow>
                    </math:mrow>
                    <math:mo math:stretchy="false">=</math:mo>
                    <math:mn>0</math:mn>
                  </math:mrow>
                </math:mtr>
                <math:mtr>
                  <math:mrow>
                    <math:mrow>
                      <math:msub>
                        <math:mi>I</math:mi>
                        <math:mn>0</math:mn>
                      </math:msub>
                      <math:mo math:stretchy="false">+</math:mo>
                      <math:mrow>
                        <math:mi math:fontstyle="italic">CF</math:mi>
                        <math:mo math:stretchy="false">∗</math:mo>
                        <math:mfenced math:open="" math:close="">
                          <math:mrow>
                            <math:mrow>
                              <math:mrow>
                                <math:mrow>
                                  <math:mrow>
                                    <math:mfrac>
                                      <math:mn>1</math:mn>
                                      <math:mn>1.10</math:mn>
                                    </math:mfrac>
                                    <math:mo math:stretchy="false">+</math:mo>
                                    <math:mfrac>
                                      <math:mn>1</math:mn>
                                      <math:mn>1.21</math:mn>
                                    </math:mfrac>
                                  </math:mrow>
                                  <math:mo math:stretchy="false">+</math:mo>
                                  <math:mfrac>
                                    <math:mn>1</math:mn>
                                    <math:mn>1.331</math:mn>
                                  </math:mfrac>
                                </math:mrow>
                                <math:mo math:stretchy="false">+</math:mo>
                                <math:mfrac>
                                  <math:mn>1</math:mn>
                                  <math:mn>1.4641</math:mn>
                                </math:mfrac>
                              </math:mrow>
                              <math:mo math:stretchy="false">+</math:mo>
                              <math:mfrac>
                                <math:mn>1</math:mn>
                                <math:mn>1.6105</math:mn>
                              </math:mfrac>
                            </math:mrow>
                          </math:mrow>
                        </math:mfenced>
                      </math:mrow>
                    </math:mrow>
                    <math:mo math:stretchy="false">=</math:mo>
                    <math:mn>59700</math:mn>
                  </math:mrow>
                </math:mtr>
              </math:mtable>
            </math:mrow>
          </math:mrow>
        </math:mrow>
      </math:mtr>
      <math:mtr>
        <math:mrow>
          <math:mrow>
            <math:mo math:stretchy="false">⇔</math:mo>
            <math:mrow>
              <math:mo math:stretchy="true">{</math:mo>
              <math:mtable>
                <math:mtr>
                  <math:mrow>
                    <math:mrow>
                      <math:msub>
                        <math:mi>I</math:mi>
                        <math:mn>0</math:mn>
                      </math:msub>
                      <math:mo math:stretchy="false">+</math:mo>
                      <math:mrow>
                        <math:mi math:fontstyle="italic">CF</math:mi>
                        <math:mo math:stretchy="false">∗</math:mo>
                        <math:mfenced math:open="" math:close="">
                          <math:mn>3.6048</math:mn>
                        </math:mfenced>
                      </math:mrow>
                    </math:mrow>
                    <math:mo math:stretchy="false">=</math:mo>
                    <math:mn>0</math:mn>
                  </math:mrow>
                </math:mtr>
                <math:mtr>
                  <math:mrow>
                    <math:mrow>
                      <math:msub>
                        <math:mi>I</math:mi>
                        <math:mn>0</math:mn>
                      </math:msub>
                      <math:mo math:stretchy="false">+</math:mo>
                      <math:mrow>
                        <math:mi math:fontstyle="italic">CF</math:mi>
                        <math:mo math:stretchy="false">∗</math:mo>
                        <math:mfenced math:open="" math:close="">
                          <math:mn>3.7908</math:mn>
                        </math:mfenced>
                      </math:mrow>
                    </math:mrow>
                    <math:mo math:stretchy="false">=</math:mo>
                    <math:mn>59700</math:mn>
                  </math:mrow>
                </math:mtr>
              </math:mtable>
            </math:mrow>
            <math:mo math:stretchy="false">⇔</math:mo>
            <math:mrow>
              <math:mo math:stretchy="true">{</math:mo>
              <math:mtable>
                <math:mtr>
                  <math:mrow>
                    <math:msub>
                      <math:mi>I</math:mi>
                      <math:mn>0</math:mn>
                    </math:msub>
                    <math:mo math:stretchy="false">=</math:mo>
                    <math:mrow>
                      <math:mrow>
                        <math:mo math:stretchy="false">−</math:mo>
                        <math:mn>3.6048</math:mn>
                      </math:mrow>
                      <math:mo math:stretchy="false">∗</math:mo>
                      <math:mi math:fontstyle="italic">CF</math:mi>
                    </math:mrow>
                  </math:mrow>
                </math:mtr>
                <math:mtr>
                  <math:mrow>
                    <math:mrow>
                      <math:mrow>
                        <math:mn>3.7908</math:mn>
                        <math:mo math:stretchy="false">∗</math:mo>
                        <math:mi math:fontstyle="italic">CF</math:mi>
                      </math:mrow>
                      <math:mo math:stretchy="false">−</math:mo>
                      <math:mrow>
                        <math:mn>3.6048</math:mn>
                        <math:mo math:stretchy="false">∗</math:mo>
                        <math:mi math:fontstyle="italic">CF</math:mi>
                      </math:mrow>
                    </math:mrow>
                    <math:mo math:stretchy="false">=</math:mo>
                    <math:mn>59700</math:mn>
                  </math:mrow>
                </math:mtr>
              </math:mtable>
            </math:mrow>
            <math:mo math:stretchy="false">⇔</math:mo>
            <math:mrow>
              <math:mo math:stretchy="true">{</math:mo>
              <math:mtable>
                <math:mtr>
                  <math:mrow>
                    <math:msub>
                      <math:mi>I</math:mi>
                      <math:mn>0</math:mn>
                    </math:msub>
                    <math:mo math:stretchy="false">=</math:mo>
                    <math:mrow>
                      <math:mrow>
                        <math:mo math:stretchy="false">−</math:mo>
                        <math:mn>3.6048</math:mn>
                      </math:mrow>
                      <math:mo math:stretchy="false">∗</math:mo>
                      <math:mi math:fontstyle="italic">CF</math:mi>
                    </math:mrow>
                  </math:mrow>
                </math:mtr>
                <math:mtr>
                  <math:mrow>
                    <math:mrow>
                      <math:mn>0.186</math:mn>
                      <math:mo math:stretchy="false">∗</math:mo>
                      <math:mi math:fontstyle="italic">CF</math:mi>
                    </math:mrow>
                    <math:mo math:stretchy="false">=</math:mo>
                    <math:mn>59700</math:mn>
                  </math:mrow>
                </math:mtr>
              </math:mtable>
            </math:mrow>
          </math:mrow>
        </math:mrow>
      </math:mtr>
      <math:mtr>
        <math:mrow>
          <math:mrow>
            <math:mo math:stretchy="false">⇔</math:mo>
            <math:mrow>
              <math:mo math:stretchy="true">{</math:mo>
              <math:mtable>
                <math:mtr>
                  <math:mrow>
                    <math:msub>
                      <math:mi>I</math:mi>
                      <math:mn>0</math:mn>
                    </math:msub>
                    <math:mo math:stretchy="false">=</math:mo>
                    <math:mrow>
                      <math:mrow>
                        <math:mo math:stretchy="false">−</math:mo>
                        <math:mn>3.6048</math:mn>
                      </math:mrow>
                      <math:mo math:stretchy="false">∗</math:mo>
                      <math:mi math:fontstyle="italic">CF</math:mi>
                    </math:mrow>
                  </math:mrow>
                </math:mtr>
                <math:mtr>
                  <math:mrow>
                    <math:mi math:fontstyle="italic">CF</math:mi>
                    <math:mo math:stretchy="false">=</math:mo>
                    <math:mfrac>
                      <math:mn>59700</math:mn>
                      <math:mn>0.186</math:mn>
                    </math:mfrac>
                  </math:mrow>
                </math:mtr>
              </math:mtable>
            </math:mrow>
            <math:mo math:stretchy="false">⇔</math:mo>
            <math:mrow>
              <math:mo math:stretchy="true">{</math:mo>
              <math:mtable>
                <math:mtr>
                  <math:mrow>
                    <math:msub>
                      <math:mi>I</math:mi>
                      <math:mn>0</math:mn>
                    </math:msub>
                    <math:mo math:stretchy="false">=</math:mo>
                    <math:mrow>
                      <math:mrow>
                        <math:mo math:stretchy="false">−</math:mo>
                        <math:mn>3.6048</math:mn>
                      </math:mrow>
                      <math:mo math:stretchy="false">∗</math:mo>
                      <math:mrow>
                        <math:mo math:stretchy="false">(</math:mo>
                        <math:mn>320967.7419</math:mn>
                        <math:mo math:stretchy="false">)</math:mo>
                      </math:mrow>
                    </math:mrow>
                  </math:mrow>
                </math:mtr>
                <math:mtr>
                  <math:mrow>
                    <math:mi math:fontstyle="italic">CF</math:mi>
                    <math:mo math:stretchy="false">=</math:mo>
                    <math:mn>320967.7419</math:mn>
                  </math:mrow>
                </math:mtr>
              </math:mtable>
            </math:mrow>
            <math:mo math:stretchy="false">⇔</math:mo>
            <math:mrow>
              <math:mo math:stretchy="true">{</math:mo>
              <math:mtable>
                <math:mtr>
                  <math:mrow>
                    <math:msub>
                      <math:mi>I</math:mi>
                      <math:mn>0</math:mn>
                    </math:msub>
                    <math:mo math:stretchy="false">=</math:mo>
                    <math:mrow>
                      <math:mo math:stretchy="false">−</math:mo>
                      <math:mn>1157018.097</math:mn>
                    </math:mrow>
                  </math:mrow>
                </math:mtr>
                <math:mtr>
                  <math:mrow>
                    <math:mi math:fontstyle="italic">CF</math:mi>
                    <math:mo math:stretchy="false">=</math:mo>
                    <math:mn>320967.7419</math:mn>
                  </math:mrow>
                </math:mtr>
              </math:mtable>
            </math:mrow>
          </math:mrow>
        </math:mrow>
      </math:mtr>
    </math:mtable>
    <math:annotation math:encoding="StarMath 5.0">alignL 
left lbrace binom{VAL = 0 }{VAL = 59700} right none  dlrarrow newline
alignL 
dlrarrow left lbrace binom{I_0 + CF* left(alignC{1}over{(1+i)¹} + {1}over{(1+i)²} + {1}over{(1+i)³} + {1}over{(1+i)⁴} + {1}over{(1+i)⁵}right) = 0 }{I_0 + CF* left(alignC{1}over{(1+i)¹} + {1}over{(1+i)²} + {1}over{(1+i)³} + {1}over{(1+i)⁴} + {1}over{(1+i)⁵}right) = 59700}right none  dlrarrow newline
alignL 
dlrarrow left lbrace binom{I_0 + CF* left(alignC{1}over{(1+0.12)¹} + {1}over{(1+0.12)²} + {1}over{(1+0.12)³} + {1}over{(1+0.12)⁴} + {1}over{(1+0.12)⁵}right) = 0 }{I_0 + CF* left(alignC{1}over{(1+0.10)¹} + {1}over{(1+0.10)²} + {1}over{(1+0.10)³} + {1}over{(1+0.10)⁴} + {1}over{(1+0.10)⁵}right) = 59700}right none  newline
alignL 
dlrarrow left lbrace binom{I_0 + CF* left(alignC{1}over{1.12} + {1}over{1.2544} + {1}over{1.4049} + {1}over{1.5735} + {1}over{1.7623}right) = 0 }{I_0 + CF* left(alignC{1}over{1.10} + {1}over{1.21} + {1}over{1.331} + {1}over{1.4641} + {1}over{1.6105}right) = 59700}right none  newline
alignL 
dlrarrow left lbrace binom{I_0 + CF* left(3.6048 right) = 0 }{I_0 + CF* left(3.7908 right) = 59700}right none  dlrarrow left lbrace binom{I_0 = -3.6048*CF}{3.7908 *CF -3.6048*CF  = 59700}right none  dlrarrow left lbrace binom{I_0 = -3.6048*CF}{0.186*CF  = 59700}right none  newline
alignL 
dlrarrow left lbrace binom{I_0 = -3.6048*CF}{CF  = 59700 over 0.186}right none  
dlrarrow left lbrace binom{I_0 = -3.6048*(320967.7419)}{CF  = 320967.7419}right none 
dlrarrow left lbrace binom{I_0 = -1157018.097}{CF  = 320967.7419}right none
</math:annotation>
  </math:semantics>
</math:math>
</file>